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DateBuilder.btcForFlags( int fla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DateBuilder.compareToGDate( GDateSpecification date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toG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clear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DateBuilder.GDateBuilder( int year , int month , int day , int hour , int minute , int second , BigDecimal fraction , int tzSign , int tzHour , int tzMinu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DateBuilder._setToFirstMo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DateBuilder._modulo( long temp , int low , int 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Builder.setGDate( GDateSpecification g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DateBuilder.setTimeZone( int tzTotalMin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DateBuilder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has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DateBuilder( int year , int month , int day , int hour , int minute , int second , BigDecimal fra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DateBuilder.GDateBuilder( CharSequence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_normalize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DateBuilder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_maxDayInMonth( int mon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DateBuilder.has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setYear( int ye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DateBuilder.setDay( int d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Builder.setDate( Date 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DateBuilder.addGDuration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ateBuilder.setJulianDate( int juliand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DateBuilder.clear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DateBuilder.fieldwiseCompare( GDateSpecification tdate , GDateSpecification dat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GDateBuilder.GDateBuilder( GDateSpecification gd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DateBuilder.normaliz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GDateBuilder.setTimeZone( int tzSign , int tzHour , int tzMinut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DateBuilder.setMonth( int mon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Builder.clear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isValidGDate( GDateSpecification date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59">
            <text:p text:style-name="Table_20_Contents">5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DateBuilder.getTimeZone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setBuiltinTypeCode( int typeC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GDateBuilder.get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etTimeZone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etMilliseco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Builder.getJulia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_mod( long a , int b , long quot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_isLeapYear( int ye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clear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canonicalString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DateBuilder.dateForGDate( GDateSpecification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DateBuilder.addDuration( int sign , int year , int month , int day , int hour , int minute , int second , BigDecimal fraction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2">
            <text:p text:style-name="Table_20_Contents">4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GDateBuilder._fQuotient( long temp , int low , int 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getY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has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_fQuotient( long a ,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Builder._maxDayInMonthFor( int year , int mon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DateBuilder.ha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GDateBuilder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getTimeZone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DateBuilder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setTime( int hour , int minute , int second , BigDecimal frac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DateBuilder._normalizeTim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DateBuilder.normalizeToTimeZone( int tzSign , int tzHour , int tzMinut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DateBuilder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getBuiltinTyp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compareGDate( GDateSpecification tdate , GDateSpecification datespec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3">
            <text:p text:style-name="Table_20_Contents">53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GDateBuilder.subtractGDuration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ateBuilder.clear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Builder.normalizeToTimeZone( int tzTotalMin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DateBuilder.has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Dat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DateBuilder.julianDateForGDate( GDateSpecification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DateBuilder.has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Builder.get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